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A000002ABE4269010A458C0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17.4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1cm"/>
    </style:style>
    <style:style style:name="gr7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7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3.526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8.5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fo:min-height="0.75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8.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1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text-properties fo:font-size="26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2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0.22cm" svg:height="0.22cm" svg:x="4.18cm" svg:y="6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7.964cm" svg:height="1.276cm" svg:x="1.018cm" svg:y="1.243cm">
          <draw:text-box>
            <text:p><text:span text:style-name="T1">MERKURY</text:span></text:p>
          </draw:text-box>
        </draw:frame>
        <draw:frame draw:style-name="gr3" draw:text-style-name="P3" draw:layer="layout" svg:width="10.577cm" svg:height="0.962cm" svg:x="1.9cm" svg:y="13.1cm">
          <draw:text-box>
            <text:p>https://www.__________.pl/merkury</text:p>
          </draw:text-box>
        </draw:frame>
        <draw:g>
          <draw:frame draw:style-name="gr4" draw:text-style-name="P3" draw:layer="layout" svg:width="10.687cm" svg:height="0.962cm" svg:x="8cm" svg:y="4.676cm">
            <draw:text-box>
              <text:p>Odległość od słońca: 57 910 tyś. km</text:p>
            </draw:text-box>
          </draw:frame>
          <draw:frame draw:style-name="gr5" draw:text-style-name="P3" draw:layer="layout" svg:width="6.001cm" svg:height="0.962cm" svg:x="11.199cm" svg:y="6.138cm">
            <draw:text-box>
              <text:p>Promień: 2 440 km </text:p>
            </draw:text-box>
          </draw:frame>
          <draw:frame draw:style-name="gr6" draw:text-style-name="P3" draw:layer="layout" svg:width="7.551cm" svg:height="0.962cm" svg:x="9.049cm" svg:y="7.738cm">
            <draw:text-box>
              <text:p>Średnica w skali: 2,2 mm</text:p>
            </draw:text-box>
          </draw:frame>
        </draw:g>
        <draw:frame draw:style-name="gr7" draw:text-style-name="P4" draw:layer="layout" svg:width="4.15cm" svg:height="4.156cm" svg:x="14.35cm" svg:y="10.044cm">
          <draw:image xlink:href="Pictures/10000000000002AA000002ABE4269010A458C01A.png" xlink:type="simple" xlink:show="embed" xlink:actuate="onLoad" loext:mime-type="image/png">
            <text:p/>
          </draw:image>
        </draw:frame>
        <draw:g>
          <draw:custom-shape draw:style-name="gr8" draw:text-style-name="P5" draw:layer="layout" svg:width="18cm" svg:height="4.4cm" svg:x="1cm" svg:y="14.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4.6cm" svg:height="1.2cm" svg:x="3.2cm" svg:y="16.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0" draw:text-style-name="P3" draw:layer="layout" svg:width="9cm" svg:height="0.962cm" svg:x="1cm" svg:y="14.9cm">
            <draw:text-box>
              <text:p>SŁOŃCE</text:p>
            </draw:text-box>
          </draw:frame>
          <draw:frame draw:style-name="gr11" draw:text-style-name="P3" draw:layer="layout" svg:width="8.9cm" svg:height="1cm" svg:x="10.1cm" svg:y="14.8cm">
            <draw:text-box>
              <text:p>WENUS</text:p>
            </draw:text-box>
          </draw:frame>
          <draw:frame draw:style-name="gr10" draw:text-style-name="P3" draw:layer="layout" svg:width="9cm" svg:height="0.962cm" svg:x="1cm" svg:y="17.7cm">
            <draw:text-box>
              <text:p>25,74 m</text:p>
            </draw:text-box>
          </draw:frame>
          <draw:frame draw:style-name="gr12" draw:text-style-name="P3" draw:layer="layout" svg:width="8.9cm" svg:height="0.962cm" svg:x="10.1cm" svg:y="17.662cm">
            <draw:text-box>
              <text:p>23,16 m</text:p>
            </draw:text-box>
          </draw:frame>
          <draw:custom-shape draw:style-name="gr13" draw:text-style-name="P5" draw:layer="layout" svg:width="4.6cm" svg:height="1.2cm" svg:x="12.3cm" svg:y="16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09:00:34.949000000</meta:creation-date>
    <meta:generator>LibreOffice/6.1.3.2$Windows_X86_64 LibreOffice_project/86daf60bf00efa86ad547e59e09d6bb77c699acb</meta:generator>
    <dc:date>2018-12-06T09:06:37.342000000</dc:date>
    <meta:editing-duration>PT15M58S</meta:editing-duration>
    <meta:editing-cycles>5</meta:editing-cycles>
    <meta:document-statistic meta:object-count="16"/>
  </office:meta>
</office:document-meta>
</file>